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57983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e181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</style:style>
    <style:style style:name="ce6" style:family="table-cell" style:parent-style-name="Default">
      <style:text-properties fo:color="#000000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Level/Names</text:p>
          </table:table-cell>
          <table:table-cell office:value-type="string" calcext:value-type="string">
            <text:p>Wang Yuchan</text:p>
          </table:table-cell>
          <table:table-cell office:value-type="string" calcext:value-type="string">
            <text:p>Zheng Lingluan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xiang chenyang</text:p>
          </table:table-cell>
          <table:table-cell office:value-type="string" calcext:value-type="string">
            <text:p>chen qiuyang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Ma xueyin</text:p>
          </table:table-cell>
          <table:table-cell office:value-type="string" calcext:value-type="string">
            <text:p>Li Yuqi</text:p>
          </table:table-cell>
          <table:table-cell office:value-type="string" calcext:value-type="string">
            <text:p>Qi Fangyi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Yue Xingzhi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hen Changchang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10" table:style-name="ce2" office:value-type="string" calcext:value-type="string">
            <text:p>Easy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7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asy</text:p>
          </table:table-cell>
          <table:table-cell table:number-columns-repeated="3"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3" table:style-name="ce4" office:value-type="string" calcext:value-type="string">
            <text:p>Hard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6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number-columns-repeated="3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3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7" table:style-name="ce4" office:value-type="string" calcext:value-type="string">
            <text:p>Hard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7" table:style-name="ce2" office:value-type="string" calcext:value-type="string">
            <text:p>Easy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4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in rat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4" office:value-type="float" office:value="0.25" calcext:value-type="float">
            <text:p>0.25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1/23" office:value-type="float" office:value="0.0434782608695652" calcext:value-type="float">
            <text:p>0.043478260869565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1/3" office:value-type="float" office:value="0.333333333333333" calcext:value-type="float">
            <text:p>0.3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style-name="ce5" table:formula="of:=1/3" office:value-type="float" office:value="0.333333333333333" calcext:value-type="float">
            <text:p>0.33333333333333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1/24" office:value-type="float" office:value="0.0416666666666667" calcext:value-type="float">
            <text:p>0.041666666666667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me total(s)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516" calcext:value-type="float">
            <text:p>516</text:p>
          </table:table-cell>
          <table:table-cell office:value-type="float" office:value="481" calcext:value-type="float">
            <text:p>481</text:p>
          </table:table-cell>
          <table:table-cell office:value-type="float" office:value="166" calcext:value-type="float">
            <text:p>166</text:p>
          </table:table-cell>
          <table:table-cell office:value-type="float" office:value="1905" calcext:value-type="float">
            <text:p>1905</text:p>
          </table:table-cell>
          <table:table-cell office:value-type="float" office:value="488" calcext:value-type="float">
            <text:p>488</text:p>
          </table:table-cell>
          <table:table-cell office:value-type="float" office:value="413" calcext:value-type="float">
            <text:p>413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1206" calcext:value-type="float">
            <text:p>1206</text:p>
          </table:table-cell>
          <table:table-cell office:value-type="float" office:value="1270" calcext:value-type="float">
            <text:p>1270</text:p>
          </table:table-cell>
          <table:table-cell office:value-type="float" office:value="1523" calcext:value-type="float">
            <text:p>152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1674" calcext:value-type="float">
            <text:p>1674</text:p>
          </table:table-cell>
          <table:table-cell office:value-type="float" office:value="131" calcext:value-type="float">
            <text:p>131</text:p>
          </table:table-cell>
          <table:table-cell office:value-type="float" office:value="367" calcext:value-type="float">
            <text:p>36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268" calcext:value-type="float">
            <text:p>268</text:p>
          </table:table-cell>
          <table:table-cell office:value-type="float" office:value="46" calcext:value-type="float">
            <text:p>46</text:p>
          </table:table-cell>
          <table:table-cell office:value-type="float" office:value="363" calcext:value-type="float">
            <text:p>363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78" calcext:value-type="float">
            <text:p>78</text:p>
          </table:table-cell>
          <table:table-cell office:value-type="float" office:value="575" calcext:value-type="float">
            <text:p>575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8" calcext:value-type="float">
            <text:p>548</text:p>
          </table:table-cell>
          <table:table-cell office:value-type="float" office:value="99" calcext:value-type="float">
            <text:p>99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567" calcext:value-type="float">
            <text:p>567</text:p>
          </table:table-cell>
          <table:table-cell office:value-type="float" office:value="549" calcext:value-type="float">
            <text:p>549</text:p>
          </table:table-cell>
          <table:table-cell office:value-type="float" office:value="2531" calcext:value-type="float">
            <text:p>2531</text:p>
          </table:table-cell>
          <table:table-cell office:value-type="float" office:value="340" calcext:value-type="float">
            <text:p>340</text:p>
          </table:table-cell>
          <table:table-cell office:value-type="float" office:value="921" calcext:value-type="float">
            <text:p>921</text:p>
          </table:table-cell>
          <table:table-cell office:value-type="float" office:value="5232" calcext:value-type="float">
            <text:p>5232</text:p>
          </table:table-cell>
          <table:table-cell office:value-type="float" office:value="1160" calcext:value-type="float">
            <text:p>116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7]/[.B40]" office:value-type="float" office:value="6" calcext:value-type="float">
            <text:p>6</text:p>
          </table:table-cell>
          <table:table-cell table:formula="of:=[.C27]/[.C40]" office:value-type="float" office:value="5.77777777777778" calcext:value-type="float">
            <text:p>5.77777777777778</text:p>
          </table:table-cell>
          <table:table-cell table:formula="of:=[.D27]/[.D40]" office:value-type="float" office:value="10.5555555555556" calcext:value-type="float">
            <text:p>10.5555555555556</text:p>
          </table:table-cell>
          <table:table-cell table:formula="of:=[.E27]/[.E40]" office:value-type="float" office:value="11.4444444444444" calcext:value-type="float">
            <text:p>11.4444444444444</text:p>
          </table:table-cell>
          <table:table-cell table:formula="of:=[.F27]/[.F40]" office:value-type="float" office:value="9.11111111111111" calcext:value-type="float">
            <text:p>9.11111111111111</text:p>
          </table:table-cell>
          <table:table-cell table:formula="of:=[.G27]/[.G40]" office:value-type="float" office:value="5.66666666666667" calcext:value-type="float">
            <text:p>5.66666666666667</text:p>
          </table:table-cell>
          <table:table-cell table:formula="of:=[.H27]/[.H40]" office:value-type="float" office:value="7.11111111111111" calcext:value-type="float">
            <text:p>7.11111111111111</text:p>
          </table:table-cell>
          <table:table-cell table:formula="of:=[.I27]/[.I40]" office:value-type="float" office:value="5.22222222222222" calcext:value-type="float">
            <text:p>5.22222222222222</text:p>
          </table:table-cell>
          <table:table-cell table:formula="of:=[.J27]/[.J40]" office:value-type="float" office:value="3.44444444444444" calcext:value-type="float">
            <text:p>3.44444444444444</text:p>
          </table:table-cell>
          <table:table-cell table:formula="of:=[.K27]/[.K40]" office:value-type="float" office:value="4.44444444444444" calcext:value-type="float">
            <text:p>4.44444444444444</text:p>
          </table:table-cell>
          <table:table-cell table:formula="of:=[.L27]/[.L40]" office:value-type="float" office:value="5.11111111111111" calcext:value-type="float">
            <text:p>5.11111111111111</text:p>
          </table:table-cell>
          <table:table-cell table:formula="of:=[.M27]/[.M40]" office:value-type="float" office:value="9.11111111111111" calcext:value-type="float">
            <text:p>9.11111111111111</text:p>
          </table:table-cell>
          <table:table-cell table:formula="of:=[.N27]/[.N40]" office:value-type="float" office:value="4.44444444444444" calcext:value-type="float">
            <text:p>4.4444444444444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]/[.B41]" office:value-type="float" office:value="7.93333333333333" calcext:value-type="float">
            <text:p>7.93333333333333</text:p>
          </table:table-cell>
          <table:table-cell table:formula="of:=[.C28]/[.C41]" office:value-type="float" office:value="4.13333333333333" calcext:value-type="float">
            <text:p>4.13333333333333</text:p>
          </table:table-cell>
          <table:table-cell table:formula="of:=[.D28]/[.D41]" office:value-type="float" office:value="11.1333333333333" calcext:value-type="float">
            <text:p>11.1333333333333</text:p>
          </table:table-cell>
          <table:table-cell table:formula="of:=[.E28]/[.E41]" office:value-type="float" office:value="7.4" calcext:value-type="float">
            <text:p>7.4</text:p>
          </table:table-cell>
          <table:table-cell table:formula="of:=[.F28]/[.F41]" office:value-type="float" office:value="3.06666666666667" calcext:value-type="float">
            <text:p>3.06666666666667</text:p>
          </table:table-cell>
          <table:table-cell table:formula="of:=[.G28]/[.G41]" office:value-type="float" office:value="4.4" calcext:value-type="float">
            <text:p>4.4</text:p>
          </table:table-cell>
          <table:table-cell table:formula="of:=[.H28]/[.H41]" office:value-type="float" office:value="4.8" calcext:value-type="float">
            <text:p>4.8</text:p>
          </table:table-cell>
          <table:table-cell table:formula="of:=[.I28]/[.I41]" office:value-type="float" office:value="4.6" calcext:value-type="float">
            <text:p>4.6</text:p>
          </table:table-cell>
          <table:table-cell table:formula="of:=[.J28]/[.J41]" office:value-type="float" office:value="6" calcext:value-type="float">
            <text:p>6</text:p>
          </table:table-cell>
          <table:table-cell table:formula="of:=[.K28]/[.K41]" office:value-type="float" office:value="3.4" calcext:value-type="float">
            <text:p>3.4</text:p>
          </table:table-cell>
          <table:table-cell table:formula="of:=[.L28]/[.L41]" office:value-type="float" office:value="12.8666666666667" calcext:value-type="float">
            <text:p>12.8666666666667</text:p>
          </table:table-cell>
          <table:table-cell table:formula="of:=[.M28]/[.M41]" office:value-type="float" office:value="11.4666666666667" calcext:value-type="float">
            <text:p>11.4666666666667</text:p>
          </table:table-cell>
          <table:table-cell table:formula="of:=[.N28]/[.N41]" office:value-type="float" office:value="15.4666666666667" calcext:value-type="float">
            <text:p>15.466666666666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/[.B42]" office:value-type="float" office:value="4.22222222222222" calcext:value-type="float">
            <text:p>4.22222222222222</text:p>
          </table:table-cell>
          <table:table-cell table:formula="of:=[.C29]/[.C42]" office:value-type="float" office:value="19.8888888888889" calcext:value-type="float">
            <text:p>19.8888888888889</text:p>
          </table:table-cell>
          <table:table-cell table:formula="of:=[.D29]/[.D42]" office:value-type="float" office:value="28.6666666666667" calcext:value-type="float">
            <text:p>28.6666666666667</text:p>
          </table:table-cell>
          <table:table-cell table:formula="of:=[.E29]/[.E42]" office:value-type="float" office:value="26.7222222222222" calcext:value-type="float">
            <text:p>26.7222222222222</text:p>
          </table:table-cell>
          <table:table-cell table:formula="of:=[.F29]/[.F42]" office:value-type="float" office:value="9.22222222222222" calcext:value-type="float">
            <text:p>9.22222222222222</text:p>
          </table:table-cell>
          <table:table-cell table:formula="of:=[.G29]/[.G42]" office:value-type="float" office:value="105.833333333333" calcext:value-type="float">
            <text:p>105.833333333333</text:p>
          </table:table-cell>
          <table:table-cell table:formula="of:=[.H29]/[.H42]" office:value-type="float" office:value="27.1111111111111" calcext:value-type="float">
            <text:p>27.1111111111111</text:p>
          </table:table-cell>
          <table:table-cell table:formula="of:=[.I29]/[.I42]" office:value-type="float" office:value="22.9444444444444" calcext:value-type="float">
            <text:p>22.9444444444444</text:p>
          </table:table-cell>
          <table:table-cell table:formula="of:=[.J29]/[.J42]" office:value-type="float" office:value="12.7222222222222" calcext:value-type="float">
            <text:p>12.7222222222222</text:p>
          </table:table-cell>
          <table:table-cell table:formula="of:=[.K29]/[.K42]" office:value-type="float" office:value="3" calcext:value-type="float">
            <text:p>3</text:p>
          </table:table-cell>
          <table:table-cell table:formula="of:=[.L29]/[.L42]" office:value-type="float" office:value="67" calcext:value-type="float">
            <text:p>67</text:p>
          </table:table-cell>
          <table:table-cell table:formula="of:=[.M29]/[.M42]" office:value-type="float" office:value="70.5555555555556" calcext:value-type="float">
            <text:p>70.5555555555556</text:p>
          </table:table-cell>
          <table:table-cell table:formula="of:=[.N29]/[.N42]" office:value-type="float" office:value="84.6111111111111" calcext:value-type="float">
            <text:p>84.611111111111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0]/[.B43]" office:value-type="float" office:value="20.0666666666667" calcext:value-type="float">
            <text:p>20.0666666666667</text:p>
          </table:table-cell>
          <table:table-cell table:formula="of:=[.C30]/[.C43]" office:value-type="float" office:value="6.2" calcext:value-type="float">
            <text:p>6.2</text:p>
          </table:table-cell>
          <table:table-cell table:formula="of:=[.D30]/[.D43]" office:value-type="float" office:value="11.8666666666667" calcext:value-type="float">
            <text:p>11.8666666666667</text:p>
          </table:table-cell>
          <table:table-cell table:formula="of:=[.E30]/[.E43]" office:value-type="float" office:value="20.2666666666667" calcext:value-type="float">
            <text:p>20.2666666666667</text:p>
          </table:table-cell>
          <table:table-cell table:formula="of:=[.F30]/[.F43]" office:value-type="float" office:value="8.06666666666667" calcext:value-type="float">
            <text:p>8.06666666666667</text:p>
          </table:table-cell>
          <table:table-cell table:formula="of:=[.G30]/[.G43]" office:value-type="float" office:value="7.66666666666667" calcext:value-type="float">
            <text:p>7.66666666666667</text:p>
          </table:table-cell>
          <table:table-cell table:formula="of:=[.H30]/[.H43]" office:value-type="float" office:value="4.06666666666667" calcext:value-type="float">
            <text:p>4.06666666666667</text:p>
          </table:table-cell>
          <table:table-cell table:formula="of:=[.I30]/[.I43]" office:value-type="float" office:value="10.5333333333333" calcext:value-type="float">
            <text:p>10.5333333333333</text:p>
          </table:table-cell>
          <table:table-cell table:formula="of:=[.J30]/[.J43]" office:value-type="float" office:value="22.8666666666667" calcext:value-type="float">
            <text:p>22.8666666666667</text:p>
          </table:table-cell>
          <table:table-cell table:formula="of:=[.K30]/[.K43]" office:value-type="float" office:value="2.93333333333333" calcext:value-type="float">
            <text:p>2.93333333333333</text:p>
          </table:table-cell>
          <table:table-cell table:formula="of:=[.L30]/[.L43]" office:value-type="float" office:value="111.6" calcext:value-type="float">
            <text:p>111.6</text:p>
          </table:table-cell>
          <table:table-cell table:formula="of:=[.M30]/[.M43]" office:value-type="float" office:value="8.73333333333333" calcext:value-type="float">
            <text:p>8.73333333333333</text:p>
          </table:table-cell>
          <table:table-cell table:formula="of:=[.N30]/[.N43]" office:value-type="float" office:value="24.4666666666667" calcext:value-type="float">
            <text:p>24.466666666666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1]/[.B44]" office:value-type="float" office:value="6.2" calcext:value-type="float">
            <text:p>6.2</text:p>
          </table:table-cell>
          <table:table-cell table:formula="of:=[.C31]/[.C44]" office:value-type="float" office:value="6.4" calcext:value-type="float">
            <text:p>6.4</text:p>
          </table:table-cell>
          <table:table-cell table:formula="of:=[.D31]/[.D44]" office:value-type="float" office:value="14" calcext:value-type="float">
            <text:p>14</text:p>
          </table:table-cell>
          <table:table-cell table:formula="of:=[.E31]/[.E44]" office:value-type="float" office:value="14.25" calcext:value-type="float">
            <text:p>14.25</text:p>
          </table:table-cell>
          <table:table-cell table:formula="of:=[.F31]/[.F44]" office:value-type="float" office:value="14.45" calcext:value-type="float">
            <text:p>14.45</text:p>
          </table:table-cell>
          <table:table-cell table:formula="of:=[.G31]/[.G44]" office:value-type="float" office:value="9.7" calcext:value-type="float">
            <text:p>9.7</text:p>
          </table:table-cell>
          <table:table-cell table:formula="of:=[.H31]/[.H44]" office:value-type="float" office:value="3.2" calcext:value-type="float">
            <text:p>3.2</text:p>
          </table:table-cell>
          <table:table-cell table:formula="of:=[.I31]/[.I44]" office:value-type="float" office:value="4.15" calcext:value-type="float">
            <text:p>4.15</text:p>
          </table:table-cell>
          <table:table-cell table:formula="of:=[.J31]/[.J44]" office:value-type="float" office:value="5.7" calcext:value-type="float">
            <text:p>5.7</text:p>
          </table:table-cell>
          <table:table-cell table:formula="of:=[.K31]/[.K44]" office:value-type="float" office:value="2.3" calcext:value-type="float">
            <text:p>2.3</text:p>
          </table:table-cell>
          <table:table-cell table:formula="of:=[.L31]/[.L44]" office:value-type="float" office:value="12.65" calcext:value-type="float">
            <text:p>12.65</text:p>
          </table:table-cell>
          <table:table-cell table:formula="of:=[.M31]/[.M44]" office:value-type="float" office:value="14" calcext:value-type="float">
            <text:p>14</text:p>
          </table:table-cell>
          <table:table-cell table:formula="of:=[.N31]/[.N44]" office:value-type="float" office:value="7.85" calcext:value-type="float">
            <text:p>7.8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2]/[.B45]" office:value-type="float" office:value="9.16666666666667" calcext:value-type="float">
            <text:p>9.16666666666667</text:p>
          </table:table-cell>
          <table:table-cell table:formula="of:=[.C32]/[.C45]" office:value-type="float" office:value="39.5" calcext:value-type="float">
            <text:p>39.5</text:p>
          </table:table-cell>
          <table:table-cell table:formula="of:=[.D32]/[.D45]" office:value-type="float" office:value="16.5" calcext:value-type="float">
            <text:p>16.5</text:p>
          </table:table-cell>
          <table:table-cell table:formula="of:=[.E32]/[.E45]" office:value-type="float" office:value="118.666666666667" calcext:value-type="float">
            <text:p>118.666666666667</text:p>
          </table:table-cell>
          <table:table-cell table:formula="of:=[.F32]/[.F45]" office:value-type="float" office:value="4.66666666666667" calcext:value-type="float">
            <text:p>4.66666666666667</text:p>
          </table:table-cell>
          <table:table-cell table:formula="of:=[.G32]/[.G45]" office:value-type="float" office:value="44.6666666666667" calcext:value-type="float">
            <text:p>44.6666666666667</text:p>
          </table:table-cell>
          <table:table-cell table:formula="of:=[.H32]/[.H45]" office:value-type="float" office:value="7.66666666666667" calcext:value-type="float">
            <text:p>7.66666666666667</text:p>
          </table:table-cell>
          <table:table-cell table:formula="of:=[.I32]/[.I45]" office:value-type="float" office:value="60.5" calcext:value-type="float">
            <text:p>60.5</text:p>
          </table:table-cell>
          <table:table-cell table:formula="of:=[.J32]/[.J45]" office:value-type="float" office:value="12.6666666666667" calcext:value-type="float">
            <text:p>12.6666666666667</text:p>
          </table:table-cell>
          <table:table-cell table:formula="of:=[.K32]/[.K45]" office:value-type="float" office:value="2.83333333333333" calcext:value-type="float">
            <text:p>2.83333333333333</text:p>
          </table:table-cell>
          <table:table-cell table:formula="of:=[.L32]/[.L45]" office:value-type="float" office:value="45.1666666666667" calcext:value-type="float">
            <text:p>45.1666666666667</text:p>
          </table:table-cell>
          <table:table-cell table:formula="of:=[.M32]/[.M45]" office:value-type="float" office:value="95.5" calcext:value-type="float">
            <text:p>95.5</text:p>
          </table:table-cell>
          <table:table-cell table:formula="of:=[.N32]/[.N45]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3]/[.B46]" office:value-type="float" office:value="5.5" calcext:value-type="float">
            <text:p>5.5</text:p>
          </table:table-cell>
          <table:table-cell table:formula="of:=[.C33]/[.C46]" office:value-type="float" office:value="34" calcext:value-type="float">
            <text:p>34</text:p>
          </table:table-cell>
          <table:table-cell table:formula="of:=[.D33]/[.D46]" office:value-type="float" office:value="7.8" calcext:value-type="float">
            <text:p>7.8</text:p>
          </table:table-cell>
          <table:table-cell table:formula="of:=[.E33]/[.E46]" office:value-type="float" office:value="57.5" calcext:value-type="float">
            <text:p>57.5</text:p>
          </table:table-cell>
          <table:table-cell table:formula="of:=[.F33]/[.F46]" office:value-type="float" office:value="9.8" calcext:value-type="float">
            <text:p>9.8</text:p>
          </table:table-cell>
          <table:table-cell table:formula="of:=[.G33]/[.G46]" office:value-type="float" office:value="12.8" calcext:value-type="float">
            <text:p>12.8</text:p>
          </table:table-cell>
          <table:table-cell table:formula="of:=[.H33]/[.H46]" office:value-type="float" office:value="12.6" calcext:value-type="float">
            <text:p>12.6</text:p>
          </table:table-cell>
          <table:table-cell table:formula="of:=[.I33]/[.I46]" office:value-type="float" office:value="11.2" calcext:value-type="float">
            <text:p>11.2</text:p>
          </table:table-cell>
          <table:table-cell table:formula="of:=[.J33]/[.J46]" office:value-type="float" office:value="22.9" calcext:value-type="float">
            <text:p>22.9</text:p>
          </table:table-cell>
          <table:table-cell table:formula="of:=[.K33]/[.K46]" office:value-type="float" office:value="3.4" calcext:value-type="float">
            <text:p>3.4</text:p>
          </table:table-cell>
          <table:table-cell table:formula="of:=[.L33]/[.L46]" office:value-type="float" office:value="19.4" calcext:value-type="float">
            <text:p>19.4</text:p>
          </table:table-cell>
          <table:table-cell table:formula="of:=[.M33]/[.M46]" office:value-type="float" office:value="10.7" calcext:value-type="float">
            <text:p>10.7</text:p>
          </table:table-cell>
          <table:table-cell table:formula="of:=[.N33]/[.N46]" office:value-type="float" office:value="27.8" calcext:value-type="float">
            <text:p>27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4]/[.B47]" office:value-type="float" office:value="24.9090909090909" calcext:value-type="float">
            <text:p>24.9090909090909</text:p>
          </table:table-cell>
          <table:table-cell table:formula="of:=[.C34]/[.C47]" office:value-type="float" office:value="4.5" calcext:value-type="float">
            <text:p>4.5</text:p>
          </table:table-cell>
          <table:table-cell table:formula="of:=[.D34]/[.D47]" office:value-type="float" office:value="10.9545454545455" calcext:value-type="float">
            <text:p>10.9545454545455</text:p>
          </table:table-cell>
          <table:table-cell table:formula="of:=[.E34]/[.E47]" office:value-type="float" office:value="11.5" calcext:value-type="float">
            <text:p>11.5</text:p>
          </table:table-cell>
          <table:table-cell table:formula="of:=[.F34]/[.F47]" office:value-type="float" office:value="32.2272727272727" calcext:value-type="float">
            <text:p>32.2272727272727</text:p>
          </table:table-cell>
          <table:table-cell table:formula="of:=[.G34]/[.G47]" office:value-type="float" office:value="4.54545454545455" calcext:value-type="float">
            <text:p>4.54545454545455</text:p>
          </table:table-cell>
          <table:table-cell table:formula="of:=[.H34]/[.H47]" office:value-type="float" office:value="25.7727272727273" calcext:value-type="float">
            <text:p>25.7727272727273</text:p>
          </table:table-cell>
          <table:table-cell table:formula="of:=[.I34]/[.I47]" office:value-type="float" office:value="24.9545454545455" calcext:value-type="float">
            <text:p>24.9545454545455</text:p>
          </table:table-cell>
          <table:table-cell table:formula="of:=[.J34]/[.J47]" office:value-type="float" office:value="115.045454545455" calcext:value-type="float">
            <text:p>115.045454545455</text:p>
          </table:table-cell>
          <table:table-cell table:formula="of:=[.K34]/[.K47]" office:value-type="float" office:value="15.4545454545455" calcext:value-type="float">
            <text:p>15.4545454545455</text:p>
          </table:table-cell>
          <table:table-cell table:formula="of:=[.L34]/[.L47]" office:value-type="float" office:value="41.8636363636364" calcext:value-type="float">
            <text:p>41.8636363636364</text:p>
          </table:table-cell>
          <table:table-cell table:formula="of:=[.M34]/[.M47]" office:value-type="float" office:value="237.818181818182" calcext:value-type="float">
            <text:p>237.818181818182</text:p>
          </table:table-cell>
          <table:table-cell table:formula="of:=[.N34]/[.N47]" office:value-type="float" office:value="52.7272727272727" calcext:value-type="float">
            <text:p>52.7272727272727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5]/[.B48]" office:value-type="float" office:value="7.66666666666667" calcext:value-type="float">
            <text:p>7.66666666666667</text:p>
          </table:table-cell>
          <table:table-cell table:formula="of:=[.C35]/[.C48]" office:value-type="float" office:value="7" calcext:value-type="float">
            <text:p>7</text:p>
          </table:table-cell>
          <table:table-cell table:formula="of:=[.D35]/[.D48]" office:value-type="float" office:value="7.58333333333333" calcext:value-type="float">
            <text:p>7.58333333333333</text:p>
          </table:table-cell>
          <table:table-cell table:formula="of:=[.E35]/[.E48]" office:value-type="float" office:value="13.1666666666667" calcext:value-type="float">
            <text:p>13.1666666666667</text:p>
          </table:table-cell>
          <table:table-cell table:formula="of:=[.F35]/[.F48]" office:value-type="float" office:value="4.25" calcext:value-type="float">
            <text:p>4.25</text:p>
          </table:table-cell>
          <table:table-cell table:formula="of:=[.G35]/[.G48]" office:value-type="float" office:value="12.3333333333333" calcext:value-type="float">
            <text:p>12.3333333333333</text:p>
          </table:table-cell>
          <table:table-cell table:formula="of:=[.H35]/[.H48]" office:value-type="float" office:value="4" calcext:value-type="float">
            <text:p>4</text:p>
          </table:table-cell>
          <table:table-cell table:formula="of:=[.I35]/[.I48]" office:value-type="float" office:value="5.25" calcext:value-type="float">
            <text:p>5.25</text:p>
          </table:table-cell>
          <table:table-cell table:formula="of:=[.J35]/[.J48]" office:value-type="float" office:value="6.66666666666667" calcext:value-type="float">
            <text:p>6.66666666666667</text:p>
          </table:table-cell>
          <table:table-cell table:formula="of:=[.K35]/[.K48]" office:value-type="float" office:value="2.16666666666667" calcext:value-type="float">
            <text:p>2.16666666666667</text:p>
          </table:table-cell>
          <table:table-cell table:formula="of:=[.L35]/[.L48]" office:value-type="float" office:value="7.75" calcext:value-type="float">
            <text:p>7.75</text:p>
          </table:table-cell>
          <table:table-cell table:formula="of:=[.M35]/[.M48]" office:value-type="float" office:value="11.9166666666667" calcext:value-type="float">
            <text:p>11.9166666666667</text:p>
          </table:table-cell>
          <table:table-cell table:formula="of:=[.N35]/[.N48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6]/[.B49]" office:value-type="float" office:value="5.61538461538462" calcext:value-type="float">
            <text:p>5.61538461538462</text:p>
          </table:table-cell>
          <table:table-cell table:formula="of:=[.C36]/[.C49]" office:value-type="float" office:value="9.15384615384615" calcext:value-type="float">
            <text:p>9.15384615384615</text:p>
          </table:table-cell>
          <table:table-cell table:formula="of:=[.D36]/[.D49]" office:value-type="float" office:value="7" calcext:value-type="float">
            <text:p>7</text:p>
          </table:table-cell>
          <table:table-cell table:formula="of:=[.E36]/[.E49]" office:value-type="float" office:value="7.61538461538462" calcext:value-type="float">
            <text:p>7.61538461538462</text:p>
          </table:table-cell>
          <table:table-cell table:formula="of:=[.F36]/[.F49]" office:value-type="float" office:value="11.4615384615385" calcext:value-type="float">
            <text:p>11.4615384615385</text:p>
          </table:table-cell>
          <table:table-cell table:formula="of:=[.G36]/[.G49]" office:value-type="float" office:value="5.84615384615385" calcext:value-type="float">
            <text:p>5.84615384615385</text:p>
          </table:table-cell>
          <table:table-cell table:formula="of:=[.H36]/[.H49]" office:value-type="float" office:value="5.15384615384615" calcext:value-type="float">
            <text:p>5.15384615384615</text:p>
          </table:table-cell>
          <table:table-cell table:formula="of:=[.I36]/[.I49]" office:value-type="float" office:value="5.92307692307692" calcext:value-type="float">
            <text:p>5.92307692307692</text:p>
          </table:table-cell>
          <table:table-cell table:formula="of:=[.J36]/[.J49]" office:value-type="float" office:value="18.6153846153846" calcext:value-type="float">
            <text:p>18.6153846153846</text:p>
          </table:table-cell>
          <table:table-cell table:formula="of:=[.K36]/[.K49]" office:value-type="float" office:value="2.15384615384615" calcext:value-type="float">
            <text:p>2.15384615384615</text:p>
          </table:table-cell>
          <table:table-cell table:formula="of:=[.L36]/[.L49]" office:value-type="float" office:value="10.7692307692308" calcext:value-type="float">
            <text:p>10.7692307692308</text:p>
          </table:table-cell>
          <table:table-cell table:formula="of:=[.M36]/[.M49]" office:value-type="float" office:value="14.8461538461538" calcext:value-type="float">
            <text:p>14.8461538461538</text:p>
          </table:table-cell>
          <table:table-cell table:formula="of:=[.N36]/[.N49]" office:value-type="float" office:value="10" calcext:value-type="float">
            <text:p>10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win rate/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formula="of:=[.B14]/[.B52]" office:value-type="float" office:value="0.166666666666667" calcext:value-type="float">
            <text:p>0.166666666666667</text:p>
          </table:table-cell>
          <table:table-cell table:style-name="ce5" table:formula="of:=[.C14]/[.C52]" office:value-type="float" office:value="0.173076923076923" calcext:value-type="float">
            <text:p>0.173076923076923</text:p>
          </table:table-cell>
          <table:table-cell table:style-name="ce5" table:formula="of:=[.D14]/[.D52]" office:value-type="float" office:value="0.0947368421052632" calcext:value-type="float">
            <text:p>0.094736842105263</text:p>
          </table:table-cell>
          <table:table-cell table:style-name="ce5" table:formula="of:=[.E14]/[.E52]" office:value-type="float" office:value="0.087378640776699" calcext:value-type="float">
            <text:p>0.087378640776699</text:p>
          </table:table-cell>
          <table:table-cell table:style-name="ce5" table:formula="of:=[.F14]/[.F52]" office:value-type="float" office:value="0.0548780487804878" calcext:value-type="float">
            <text:p>0.054878048780488</text:p>
          </table:table-cell>
          <table:table-cell table:style-name="ce5" table:formula="of:=[.G14]/[.G52]" office:value-type="float" office:value="0.176470588235294" calcext:value-type="float">
            <text:p>0.176470588235294</text:p>
          </table:table-cell>
          <table:table-cell table:style-name="ce5" table:formula="of:=[.H14]/[.H52]" office:value-type="float" office:value="0.140625" calcext:value-type="float">
            <text:p>0.140625</text:p>
          </table:table-cell>
          <table:table-cell table:style-name="ce5" table:formula="of:=[.I14]/[.I52]" office:value-type="float" office:value="0.191489361702128" calcext:value-type="float">
            <text:p>0.191489361702128</text:p>
          </table:table-cell>
          <table:table-cell table:style-name="ce5" table:formula="of:=[.J14]/[.J52]" office:value-type="float" office:value="0.290322580645161" calcext:value-type="float">
            <text:p>0.290322580645161</text:p>
          </table:table-cell>
          <table:table-cell table:style-name="ce5" table:formula="of:=[.K14]/[.K52]" office:value-type="float" office:value="0.225" calcext:value-type="float">
            <text:p>0.225</text:p>
          </table:table-cell>
          <table:table-cell table:style-name="ce5" table:formula="of:=[.L14]/[.L52]" office:value-type="float" office:value="0.195652173913043" calcext:value-type="float">
            <text:p>0.195652173913043</text:p>
          </table:table-cell>
          <table:table-cell table:style-name="ce5" table:formula="of:=[.M14]/[.M52]" office:value-type="float" office:value="0.109756097560976" calcext:value-type="float">
            <text:p>0.109756097560976</text:p>
          </table:table-cell>
          <table:table-cell table:style-name="ce5" table:formula="of:=[.N14]/[.N52]" office:value-type="float" office:value="0.225" calcext:value-type="float">
            <text:p>0.22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15]/[.B53]" office:value-type="float" office:value="0.126050420168067" calcext:value-type="float">
            <text:p>0.126050420168067</text:p>
          </table:table-cell>
          <table:table-cell table:style-name="ce5" table:formula="of:=[.C15]/[.C53]" office:value-type="float" office:value="0.241935483870968" calcext:value-type="float">
            <text:p>0.241935483870968</text:p>
          </table:table-cell>
          <table:table-cell table:style-name="ce5" table:formula="of:=[.D15]/[.D53]" office:value-type="float" office:value="0.0898203592814371" calcext:value-type="float">
            <text:p>0.089820359281437</text:p>
          </table:table-cell>
          <table:table-cell table:style-name="ce5" table:formula="of:=[.E15]/[.E53]" office:value-type="float" office:value="0.135135135135135" calcext:value-type="float">
            <text:p>0.135135135135135</text:p>
          </table:table-cell>
          <table:table-cell table:style-name="ce5" table:formula="of:=[.F15]/[.F53]" office:value-type="float" office:value="0.326086956521739" calcext:value-type="float">
            <text:p>0.326086956521739</text:p>
          </table:table-cell>
          <table:table-cell table:style-name="ce5" table:formula="of:=[.G15]/[.G53]" office:value-type="float" office:value="0.227272727272727" calcext:value-type="float">
            <text:p>0.227272727272727</text:p>
          </table:table-cell>
          <table:table-cell table:style-name="ce5" table:formula="of:=[.H15]/[.H53]" office:value-type="float" office:value="0.208333333333333" calcext:value-type="float">
            <text:p>0.208333333333333</text:p>
          </table:table-cell>
          <table:table-cell table:style-name="ce5" table:formula="of:=[.I15]/[.I53]" office:value-type="float" office:value="0.217391304347826" calcext:value-type="float">
            <text:p>0.217391304347826</text:p>
          </table:table-cell>
          <table:table-cell table:style-name="ce5" table:formula="of:=[.J15]/[.J53]" office:value-type="float" office:value="0.166666666666667" calcext:value-type="float">
            <text:p>0.166666666666667</text:p>
          </table:table-cell>
          <table:table-cell table:style-name="ce5" table:formula="of:=[.K15]/[.K53]" office:value-type="float" office:value="0.294117647058823" calcext:value-type="float">
            <text:p>0.294117647058823</text:p>
          </table:table-cell>
          <table:table-cell table:style-name="ce5" table:formula="of:=[.L15]/[.L53]" office:value-type="float" office:value="0.077720207253886" calcext:value-type="float">
            <text:p>0.077720207253886</text:p>
          </table:table-cell>
          <table:table-cell table:style-name="ce5" table:formula="of:=[.M15]/[.M53]" office:value-type="float" office:value="0.0872093023255814" calcext:value-type="float">
            <text:p>0.087209302325581</text:p>
          </table:table-cell>
          <table:table-cell table:style-name="ce5" table:formula="of:=[.N15]/[.N53]" office:value-type="float" office:value="0.021551724137931" calcext:value-type="float">
            <text:p>0.02155172413793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16]/[.B54]" office:value-type="float" office:value="0.236842105263158" calcext:value-type="float">
            <text:p>0.236842105263158</text:p>
          </table:table-cell>
          <table:table-cell table:style-name="ce5" table:formula="of:=[.C16]/[.C54]" office:value-type="float" office:value="0.0125698324022346" calcext:value-type="float">
            <text:p>0.012569832402235</text:p>
          </table:table-cell>
          <table:table-cell table:style-name="ce5" table:formula="of:=[.D16]/[.D54]" office:value-type="float" office:value="0.0174418604651163" calcext:value-type="float">
            <text:p>0.017441860465116</text:p>
          </table:table-cell>
          <table:table-cell table:style-name="ce5" office:value-type="string" calcext:value-type="string">
            <text:p>preintB</text:p>
          </table:table-cell>
          <table:table-cell table:style-name="ce5" table:formula="of:=[.F16]/[.F54]" office:value-type="float" office:value="0.036144578313253" calcext:value-type="float">
            <text:p>0.036144578313253</text:p>
          </table:table-cell>
          <table:table-cell table:style-name="ce5" table:formula="of:=[.G16]/[.G54]" office:value-type="float" office:value="0.000410818212940774" calcext:value-type="float">
            <text:p>0.000410818212941</text:p>
          </table:table-cell>
          <table:table-cell table:style-name="ce5" table:formula="of:=[.H16]/[.H54]" office:value-type="float" office:value="0" calcext:value-type="float">
            <text:p>0</text:p>
          </table:table-cell>
          <table:table-cell table:style-name="ce5" table:formula="of:=[.I16]/[.I54]" office:value-type="float" office:value="0.0145278450363196" calcext:value-type="float">
            <text:p>0.01452784503632</text:p>
          </table:table-cell>
          <table:table-cell table:style-name="ce5" table:formula="of:=[.J16]/[.J54]" office:value-type="float" office:value="0.0393013100436681" calcext:value-type="float">
            <text:p>0.039301310043668</text:p>
          </table:table-cell>
          <table:table-cell table:style-name="ce5" table:formula="of:=[.K16]/[.K54]" office:value-type="float" office:value="0.333333333333333" calcext:value-type="float">
            <text:p>0.333333333333333</text:p>
          </table:table-cell>
          <table:table-cell table:style-name="ce5" table:formula="of:=[.L16]/[.L54]" office:value-type="float" office:value="0.00248756218905473" calcext:value-type="float">
            <text:p>0.002487562189055</text:p>
          </table:table-cell>
          <table:table-cell table:style-name="ce5" table:formula="of:=[.M16]/[.M54]" office:value-type="float" office:value="0.00202474690663667" calcext:value-type="float">
            <text:p>0.002024746906637</text:p>
          </table:table-cell>
          <table:table-cell table:style-name="ce5" table:formula="of:=[.N16]/[.N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B17]/[.B55]" office:value-type="float" office:value="0.0166112956810631" calcext:value-type="float">
            <text:p>0.016611295681063</text:p>
          </table:table-cell>
          <table:table-cell table:style-name="ce5" table:formula="of:=[.C17]/[.C55]" office:value-type="float" office:value="0.161290322580645" calcext:value-type="float">
            <text:p>0.161290322580645</text:p>
          </table:table-cell>
          <table:table-cell table:style-name="ce5" table:formula="of:=[.D17]/[.D55]" office:value-type="float" office:value="0.0842696629213483" calcext:value-type="float">
            <text:p>0.084269662921348</text:p>
          </table:table-cell>
          <table:table-cell table:style-name="ce5" table:formula="of:=[.E17]/[.E55]" office:value-type="float" office:value="0.0246710526315789" calcext:value-type="float">
            <text:p>0.024671052631579</text:p>
          </table:table-cell>
          <table:table-cell table:style-name="ce5" table:formula="of:=[.F17]/[.F55]" office:value-type="float" office:value="0.0619834710743802" calcext:value-type="float">
            <text:p>0.06198347107438</text:p>
          </table:table-cell>
          <table:table-cell table:style-name="ce5" table:formula="of:=[.G17]/[.G55]" office:value-type="float" office:value="0.130434782608696" calcext:value-type="float">
            <text:p>0.130434782608696</text:p>
          </table:table-cell>
          <table:table-cell table:style-name="ce5" table:formula="of:=[.H17]/[.H55]" office:value-type="float" office:value="0.245901639344262" calcext:value-type="float">
            <text:p>0.245901639344262</text:p>
          </table:table-cell>
          <table:table-cell table:style-name="ce5" table:formula="of:=[.I17]/[.I55]" office:value-type="float" office:value="0.0474683544303798" calcext:value-type="float">
            <text:p>0.04746835443038</text:p>
          </table:table-cell>
          <table:table-cell table:style-name="ce5" table:formula="of:=[.J17]/[.J55]" office:value-type="float" office:value="0.010932944606414" calcext:value-type="float">
            <text:p>0.010932944606414</text:p>
          </table:table-cell>
          <table:table-cell table:style-name="ce5" table:formula="of:=[.K17]/[.K55]" office:value-type="float" office:value="0.340909090909091" calcext:value-type="float">
            <text:p>0.340909090909091</text:p>
          </table:table-cell>
          <table:table-cell table:style-name="ce5" table:formula="of:=[.L17]/[.L55]" office:value-type="float" office:value="0.0029868578255675" calcext:value-type="float">
            <text:p>0.002986857825568</text:p>
          </table:table-cell>
          <table:table-cell table:style-name="ce5" table:formula="of:=[.M17]/[.M55]" office:value-type="float" office:value="0.114503816793893" calcext:value-type="float">
            <text:p>0.114503816793893</text:p>
          </table:table-cell>
          <table:table-cell table:style-name="ce5" table:formula="of:=[.N17]/[.N55]" office:value-type="float" office:value="0.0136239782016349" calcext:value-type="float">
            <text:p>0.01362397820163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8]/[.B56]" office:value-type="float" office:value="0.161290322580645" calcext:value-type="float">
            <text:p>0.161290322580645</text:p>
          </table:table-cell>
          <table:table-cell table:style-name="ce5" table:formula="of:=[.C18]/[.C56]" office:value-type="float" office:value="0.15625" calcext:value-type="float">
            <text:p>0.15625</text:p>
          </table:table-cell>
          <table:table-cell table:style-name="ce5" table:formula="of:=[.D18]/[.D56]" office:value-type="float" office:value="0.0714285714285714" calcext:value-type="float">
            <text:p>0.071428571428572</text:p>
          </table:table-cell>
          <table:table-cell table:style-name="ce5" table:formula="of:=[.E18]/[.E56]" office:value-type="float" office:value="0.0701754385964912" calcext:value-type="float">
            <text:p>0.070175438596491</text:p>
          </table:table-cell>
          <table:table-cell table:style-name="ce5" table:formula="of:=[.F18]/[.F56]" office:value-type="float" office:value="0.0230680507497116" calcext:value-type="float">
            <text:p>0.023068050749712</text:p>
          </table:table-cell>
          <table:table-cell table:style-name="ce5" table:formula="of:=[.G18]/[.G56]" office:value-type="float" office:value="0.103092783505155" calcext:value-type="float">
            <text:p>0.103092783505155</text:p>
          </table:table-cell>
          <table:table-cell table:style-name="ce5" table:formula="of:=[.H18]/[.H56]" office:value-type="float" office:value="0.3125" calcext:value-type="float">
            <text:p>0.3125</text:p>
          </table:table-cell>
          <table:table-cell table:style-name="ce5" table:formula="of:=[.I18]/[.I56]" office:value-type="float" office:value="0.240963855421687" calcext:value-type="float">
            <text:p>0.240963855421687</text:p>
          </table:table-cell>
          <table:table-cell table:style-name="ce5" table:formula="of:=[.J18]/[.J56]" office:value-type="float" office:value="0.175438596491228" calcext:value-type="float">
            <text:p>0.175438596491228</text:p>
          </table:table-cell>
          <table:table-cell table:style-name="ce5" table:formula="of:=[.K18]/[.K56]" office:value-type="float" office:value="0.434782608695652" calcext:value-type="float">
            <text:p>0.434782608695652</text:p>
          </table:table-cell>
          <table:table-cell table:style-name="ce5" table:formula="of:=[.L18]/[.L56]" office:value-type="float" office:value="0.0790513833992095" calcext:value-type="float">
            <text:p>0.07905138339921</text:p>
          </table:table-cell>
          <table:table-cell table:style-name="ce5" table:formula="of:=[.M18]/[.M56]" office:value-type="float" office:value="0.0357142857142857" calcext:value-type="float">
            <text:p>0.035714285714286</text:p>
          </table:table-cell>
          <table:table-cell table:style-name="ce5" table:formula="of:=[.N18]/[.N56]" office:value-type="float" office:value="0.127388535031847" calcext:value-type="float">
            <text:p>0.12738853503184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B19]/[.B57]" office:value-type="float" office:value="0.109090909090909" calcext:value-type="float">
            <text:p>0.109090909090909</text:p>
          </table:table-cell>
          <table:table-cell table:style-name="ce5" table:formula="of:=[.C19]/[.C57]" office:value-type="float" office:value="0.00361663652802893" calcext:value-type="float">
            <text:p>0.003616636528029</text:p>
          </table:table-cell>
          <table:table-cell table:style-name="ce5" table:formula="of:=[.D19]/[.D57]" office:value-type="float" office:value="0" calcext:value-type="float">
            <text:p>0</text:p>
          </table:table-cell>
          <table:table-cell table:style-name="ce5" table:formula="of:=[.E19]/[.E57]" office:value-type="float" office:value="0" calcext:value-type="float">
            <text:p>0</text:p>
          </table:table-cell>
          <table:table-cell table:style-name="ce5" table:formula="of:=[.F19]/[.F57]" office:value-type="float" office:value="0.214285714285714" calcext:value-type="float">
            <text:p>0.214285714285714</text:p>
          </table:table-cell>
          <table:table-cell table:style-name="ce5" table:formula="of:=[.G19]/[.G57]" office:value-type="float" office:value="0.00373134328358209" calcext:value-type="float">
            <text:p>0.003731343283582</text:p>
          </table:table-cell>
          <table:table-cell table:style-name="ce5" table:formula="of:=[.H19]/[.H57]" office:value-type="float" office:value="0.0652173913043478" calcext:value-type="float">
            <text:p>0.065217391304348</text:p>
          </table:table-cell>
          <table:table-cell table:style-name="ce5" table:formula="of:=[.I19]/[.I57]" office:value-type="float" office:value="0.00236127508854782" calcext:value-type="float">
            <text:p>0.002361275088548</text:p>
          </table:table-cell>
          <table:table-cell table:style-name="ce5" table:formula="of:=[.J19]/[.J57]" office:value-type="float" office:value="0.0394736842105263" calcext:value-type="float">
            <text:p>0.039473684210526</text:p>
          </table:table-cell>
          <table:table-cell table:style-name="ce5" table:formula="of:=[.K19]/[.K57]" office:value-type="float" office:value="0.352941176470588" calcext:value-type="float">
            <text:p>0.352941176470588</text:p>
          </table:table-cell>
          <table:table-cell table:style-name="ce5" table:formula="of:=[.L19]/[.L57]" office:value-type="float" office:value="0.022140221402214" calcext:value-type="float">
            <text:p>0.022140221402214</text:p>
          </table:table-cell>
          <table:table-cell table:style-name="ce5" table:formula="of:=[.M19]/[.M57]" office:value-type="float" office:value="0.00104712041884817" calcext:value-type="float">
            <text:p>0.001047120418848</text:p>
          </table:table-cell>
          <table:table-cell table:style-name="ce5" table:formula="of:=[.N19]/[.N57]" office:value-type="float" office:value="0.0263157894736842" calcext:value-type="float">
            <text:p>0.02631578947368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20]/[.B58]" office:value-type="float" office:value="0.181818181818182" calcext:value-type="float">
            <text:p>0.181818181818182</text:p>
          </table:table-cell>
          <table:table-cell table:style-name="ce5" table:formula="of:=[.C20]/[.C58]" office:value-type="float" office:value="0.00588235294117647" calcext:value-type="float">
            <text:p>0.005882352941176</text:p>
          </table:table-cell>
          <table:table-cell table:style-name="ce5" table:formula="of:=[.D20]/[.D58]" office:value-type="float" office:value="0.128205128205128" calcext:value-type="float">
            <text:p>0.128205128205128</text:p>
          </table:table-cell>
          <table:table-cell table:style-name="ce5" table:formula="of:=[.E20]/[.E58]" office:value-type="float" office:value="0" calcext:value-type="float">
            <text:p>0</text:p>
          </table:table-cell>
          <table:table-cell table:style-name="ce5" table:formula="of:=[.F20]/[.F58]" office:value-type="float" office:value="0.0510204081632653" calcext:value-type="float">
            <text:p>0.051020408163265</text:p>
          </table:table-cell>
          <table:table-cell table:style-name="ce5" table:formula="of:=[.G20]/[.G58]" office:value-type="float" office:value="0.0390625" calcext:value-type="float">
            <text:p>0.0390625</text:p>
          </table:table-cell>
          <table:table-cell table:style-name="ce5" table:formula="of:=[.H20]/[.H58]" office:value-type="float" office:value="0.0396825396825397" calcext:value-type="float">
            <text:p>0.03968253968254</text:p>
          </table:table-cell>
          <table:table-cell table:style-name="ce5" table:formula="of:=[.I20]/[.I58]" office:value-type="float" office:value="0.0446428571428571" calcext:value-type="float">
            <text:p>0.044642857142857</text:p>
          </table:table-cell>
          <table:table-cell table:style-name="ce5" table:formula="of:=[.J20]/[.J58]" office:value-type="float" office:value="0.0109170305676856" calcext:value-type="float">
            <text:p>0.010917030567686</text:p>
          </table:table-cell>
          <table:table-cell table:style-name="ce5" table:formula="of:=[.K20]/[.K58]" office:value-type="float" office:value="0.294117647058823" calcext:value-type="float">
            <text:p>0.294117647058823</text:p>
          </table:table-cell>
          <table:table-cell table:style-name="ce5" table:formula="of:=[.L20]/[.L58]" office:value-type="float" office:value="0.0257731958762887" calcext:value-type="float">
            <text:p>0.025773195876289</text:p>
          </table:table-cell>
          <table:table-cell table:style-name="ce5" table:formula="of:=[.M20]/[.M58]" office:value-type="float" office:value="0.0934579439252336" calcext:value-type="float">
            <text:p>0.093457943925234</text:p>
          </table:table-cell>
          <table:table-cell table:style-name="ce5" table:formula="of:=[.N20]/[.N58]" office:value-type="float" office:value="0.0119904076738609" calcext:value-type="float">
            <text:p>0.01199040767386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[.B21]/[.B59]" office:value-type="float" office:value="0" calcext:value-type="float">
            <text:p>0</text:p>
          </table:table-cell>
          <table:table-cell table:style-name="ce5" table:formula="of:=[.C21]/[.C59]" office:value-type="float" office:value="0.222222222222222" calcext:value-type="float">
            <text:p>0.222222222222222</text:p>
          </table:table-cell>
          <table:table-cell table:style-name="ce5" table:formula="of:=[.D21]/[.D59]" office:value-type="float" office:value="0" calcext:value-type="float">
            <text:p>0</text:p>
          </table:table-cell>
          <table:table-cell table:style-name="ce5" table:formula="of:=[.E21]/[.E59]" office:value-type="float" office:value="0" calcext:value-type="float">
            <text:p>0</text:p>
          </table:table-cell>
          <table:table-cell table:style-name="ce5" table:formula="of:=[.F21]/[.F59]" office:value-type="float" office:value="0.00443280274027806" calcext:value-type="float">
            <text:p>0.004432802740278</text:p>
          </table:table-cell>
          <table:table-cell table:style-name="ce5" table:formula="of:=[.G21]/[.G59]" office:value-type="float" office:value="0.22" calcext:value-type="float">
            <text:p>0.22</text:p>
          </table:table-cell>
          <table:table-cell table:style-name="ce5" table:formula="of:=[.H21]/[.H59]" office:value-type="float" office:value="0.00776014109347443" calcext:value-type="float">
            <text:p>0.007760141093474</text:p>
          </table:table-cell>
          <table:table-cell table:style-name="ce5" table:formula="of:=[.I21]/[.I59]" office:value-type="float" office:value="0.0100182149362477" calcext:value-type="float">
            <text:p>0.010018214936248</text:p>
          </table:table-cell>
          <table:table-cell table:style-name="ce5" table:formula="of:=[.J21]/[.J59]" office:value-type="float" office:value="0.000362175688133807" calcext:value-type="float">
            <text:p>0.000362175688134</text:p>
          </table:table-cell>
          <table:table-cell table:style-name="ce5" table:formula="of:=[.K21]/[.K59]" office:value-type="float" office:value="0.0107843137254902" calcext:value-type="float">
            <text:p>0.01078431372549</text:p>
          </table:table-cell>
          <table:table-cell table:style-name="ce5" table:formula="of:=[.L21]/[.L59]" office:value-type="float" office:value="0" calcext:value-type="float">
            <text:p>0</text:p>
          </table:table-cell>
          <table:table-cell table:style-name="ce5" table:formula="of:=[.M21]/[.M59]" office:value-type="float" office:value="0" calcext:value-type="float">
            <text:p>0</text:p>
          </table:table-cell>
          <table:table-cell table:style-name="ce5" table:formula="of:=[.N21]/[.N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[.B22]/[.B60]" office:value-type="float" office:value="0.0652173913043478" calcext:value-type="float">
            <text:p>0.065217391304348</text:p>
          </table:table-cell>
          <table:table-cell table:style-name="ce5" table:formula="of:=[.C22]/[.C60]" office:value-type="float" office:value="0.142857142857143" calcext:value-type="float">
            <text:p>0.142857142857143</text:p>
          </table:table-cell>
          <table:table-cell table:style-name="ce5" table:formula="of:=[.D22]/[.D60]" office:value-type="float" office:value="0" calcext:value-type="float">
            <text:p>0</text:p>
          </table:table-cell>
          <table:table-cell table:style-name="ce5" table:formula="of:=[.E22]/[.E60]" office:value-type="float" office:value="0.0759493670886076" calcext:value-type="float">
            <text:p>0.075949367088608</text:p>
          </table:table-cell>
          <table:table-cell table:style-name="ce5" table:formula="of:=[.F22]/[.F60]" office:value-type="float" office:value="0.235294117647059" calcext:value-type="float">
            <text:p>0.235294117647059</text:p>
          </table:table-cell>
          <table:table-cell table:style-name="ce5" table:formula="of:=[.G22]/[.G60]" office:value-type="float" office:value="0.0405405405405405" calcext:value-type="float">
            <text:p>0.040540540540541</text:p>
          </table:table-cell>
          <table:table-cell table:style-name="ce5" table:formula="of:=[.H22]/[.H60]" office:value-type="float" office:value="0.25" calcext:value-type="float">
            <text:p>0.25</text:p>
          </table:table-cell>
          <table:table-cell table:style-name="ce5" table:formula="of:=[.I22]/[.I60]" office:value-type="float" office:value="0.19047619047619" calcext:value-type="float">
            <text:p>0.19047619047619</text:p>
          </table:table-cell>
          <table:table-cell table:style-name="ce5" table:formula="of:=[.J22]/[.J60]" office:value-type="float" office:value="0.15" calcext:value-type="float">
            <text:p>0.15</text:p>
          </table:table-cell>
          <table:table-cell table:style-name="ce5" table:formula="of:=[.K22]/[.K60]" office:value-type="float" office:value="0.461538461538462" calcext:value-type="float">
            <text:p>0.461538461538462</text:p>
          </table:table-cell>
          <table:table-cell table:style-name="ce5" table:formula="of:=[.L22]/[.L60]" office:value-type="float" office:value="0.129032258064516" calcext:value-type="float">
            <text:p>0.129032258064516</text:p>
          </table:table-cell>
          <table:table-cell table:style-name="ce5" table:formula="of:=[.M22]/[.M60]" office:value-type="float" office:value="0.0839160839160839" calcext:value-type="float">
            <text:p>0.083916083916084</text:p>
          </table:table-cell>
          <table:table-cell table:style-name="ce5" table:formula="of:=[.N22]/[.N60]" office:value-type="float" office:value="0.25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[.B23]/[.B61]" office:value-type="float" office:value="0.178082191780822" calcext:value-type="float">
            <text:p>0.178082191780822</text:p>
          </table:table-cell>
          <table:table-cell table:style-name="ce5" table:formula="of:=[.C23]/[.C61]" office:value-type="float" office:value="0" calcext:value-type="float">
            <text:p>0</text:p>
          </table:table-cell>
          <table:table-cell table:style-name="ce5" table:formula="of:=[.D23]/[.D61]" office:value-type="float" office:value="0.0714285714285714" calcext:value-type="float">
            <text:p>0.071428571428572</text:p>
          </table:table-cell>
          <table:table-cell table:style-name="ce5" table:formula="of:=[.E23]/[.E61]" office:value-type="float" office:value="0" calcext:value-type="float">
            <text:p>0</text:p>
          </table:table-cell>
          <table:table-cell table:style-name="ce5" table:formula="of:=[.F23]/[.F61]" office:value-type="float" office:value="0.0436241610738255" calcext:value-type="float">
            <text:p>0.043624161073826</text:p>
          </table:table-cell>
          <table:table-cell table:style-name="ce5" table:formula="of:=[.G23]/[.G61]" office:value-type="float" office:value="0.171052631578947" calcext:value-type="float">
            <text:p>0.171052631578947</text:p>
          </table:table-cell>
          <table:table-cell table:style-name="ce5" table:formula="of:=[.H23]/[.H61]" office:value-type="float" office:value="0.194029850746269" calcext:value-type="float">
            <text:p>0.194029850746269</text:p>
          </table:table-cell>
          <table:table-cell table:style-name="ce5" table:formula="of:=[.I23]/[.I61]" office:value-type="float" office:value="0.168831168831169" calcext:value-type="float">
            <text:p>0.168831168831169</text:p>
          </table:table-cell>
          <table:table-cell table:style-name="ce5" table:formula="of:=[.J23]/[.J61]" office:value-type="float" office:value="0.0179063360881543" calcext:value-type="float">
            <text:p>0.017906336088154</text:p>
          </table:table-cell>
          <table:table-cell table:style-name="ce5" table:formula="of:=[.K23]/[.K61]" office:value-type="float" office:value="0.464285714285714" calcext:value-type="float">
            <text:p>0.464285714285714</text:p>
          </table:table-cell>
          <table:table-cell table:style-name="ce5" table:formula="of:=[.L23]/[.L61]" office:value-type="float" office:value="0.0928571428571429" calcext:value-type="float">
            <text:p>0.092857142857143</text:p>
          </table:table-cell>
          <table:table-cell table:style-name="ce5" table:formula="of:=[.M23]/[.M61]" office:value-type="float" office:value="0.0336787564766839" calcext:value-type="float">
            <text:p>0.033678756476684</text:p>
          </table:table-cell>
          <table:table-cell table:style-name="ce5" table:formula="of:=[.N23]/[.N61]" office:value-type="float" office:value="0.1" calcext:value-type="float">
            <text:p>0.1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formula="of:=AVERAGE([.B65:.B74])" office:value-type="float" office:value="0.124166948435386" calcext:value-type="float">
            <text:p>0.124166948435386</text:p>
          </table:table-cell>
          <table:table-cell table:formula="of:=AVERAGE([.C65:.C74])" office:value-type="float" office:value="0.111970091647934" calcext:value-type="float">
            <text:p>0.111970091647934</text:p>
          </table:table-cell>
          <table:table-cell table:formula="of:=AVERAGE([.D65:.D74])" office:value-type="float" office:value="0.0557330995835436" calcext:value-type="float">
            <text:p>0.055733099583544</text:p>
          </table:table-cell>
          <table:table-cell table:formula="of:=AVERAGE([.E65:.E74])" office:value-type="float" office:value="0.0437010704698347" calcext:value-type="float">
            <text:p>0.043701070469835</text:p>
          </table:table-cell>
          <table:table-cell table:formula="of:=AVERAGE([.F65:.F74])" office:value-type="float" office:value="0.105081830934971" calcext:value-type="float">
            <text:p>0.105081830934971</text:p>
          </table:table-cell>
          <table:table-cell table:formula="of:=AVERAGE([.G65:.G74])" office:value-type="float" office:value="0.111206871523788" calcext:value-type="float">
            <text:p>0.111206871523788</text:p>
          </table:table-cell>
          <table:table-cell table:formula="of:=AVERAGE([.H65:.H74])" office:value-type="float" office:value="0.146404989550423" calcext:value-type="float">
            <text:p>0.146404989550423</text:p>
          </table:table-cell>
          <table:table-cell table:formula="of:=AVERAGE([.I65:.I74])" office:value-type="float" office:value="0.112817042741335" calcext:value-type="float">
            <text:p>0.112817042741335</text:p>
          </table:table-cell>
          <table:table-cell table:formula="of:=AVERAGE([.J65:.J74])" office:value-type="float" office:value="0.0901321325007638" calcext:value-type="float">
            <text:p>0.090132132500764</text:p>
          </table:table-cell>
          <table:table-cell table:formula="of:=AVERAGE([.K65:.K74])" office:value-type="float" office:value="0.321180999307598" calcext:value-type="float">
            <text:p>0.321180999307598</text:p>
          </table:table-cell>
          <table:table-cell table:formula="of:=AVERAGE([.L65:.L74])" office:value-type="float" office:value="0.0627701002780923" calcext:value-type="float">
            <text:p>0.062770100278092</text:p>
          </table:table-cell>
          <table:table-cell table:formula="of:=AVERAGE([.M65:.M74])" office:value-type="float" office:value="0.0561308154038222" calcext:value-type="float">
            <text:p>0.056130815403822</text:p>
          </table:table-cell>
          <table:table-cell table:formula="of:=AVERAGE([.N65:.N74])" office:value-type="float" office:value="0.0775870434518958" calcext:value-type="float">
            <text:p>0.077587043451896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I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 rate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float" office:value="9215" calcext:value-type="float">
            <text:p>9215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31192" calcext:value-type="float">
            <text:p>31192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20225" calcext:value-type="float">
            <text:p>20225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28847.0016" calcext:value-type="float">
            <text:p>28847.001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23732" calcext:value-type="float">
            <text:p>23732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10843" calcext:value-type="float">
            <text:p>10843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22787" calcext:value-type="float">
            <text:p>22787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24505" calcext:value-type="float">
            <text:p>24505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15912" calcext:value-type="float">
            <text:p>15912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28680.9984" calcext:value-type="float">
            <text:p>28680.998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3]/[.B40]" office:value-type="float" office:value="1023.88888888889" calcext:value-type="float">
            <text:p>1023.8888888888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]/[.B41]" office:value-type="float" office:value="2079.46666666667" calcext:value-type="float">
            <text:p>2079.4666666666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5]/[.B42]" office:value-type="float" office:value="1123.61111111111" calcext:value-type="float">
            <text:p>1123.611111111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]/[.B43]" office:value-type="float" office:value="1923.13344" calcext:value-type="float">
            <text:p>1923.1334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7]/[.B44]" office:value-type="float" office:value="1186.6" calcext:value-type="float">
            <text:p>1186.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/[.B45]" office:value-type="float" office:value="1807.16666666667" calcext:value-type="float">
            <text:p>1807.1666666666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9]/[.B46]" office:value-type="float" office:value="2278.7" calcext:value-type="float">
            <text:p>2278.7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0]/[.B47]" office:value-type="float" office:value="1113.86363636364" calcext:value-type="float">
            <text:p>1113.8636363636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1]/[.B48]" office:value-type="float" office:value="1326" calcext:value-type="float">
            <text:p>132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2]/[.B49]" office:value-type="float" office:value="2206.23064615385" calcext:value-type="float">
            <text:p>2206.23064615385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inrate/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1]/[.B105]" office:value-type="float" office:value="0.000966901790558871" calcext:value-type="float">
            <text:p>0.00096690179055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2]/[.B106]" office:value-type="float" office:value="0.000480892536547833" calcext:value-type="float">
            <text:p>0.00048089253654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]/[.B107]" office:value-type="float" office:value="0.000320395550061805" calcext:value-type="float">
            <text:p>0.00032039555006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4]/[.B108]" office:value-type="float" office:value="0.000379588844339371" calcext:value-type="float">
            <text:p>0.000379588844339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5]/[.B109]" office:value-type="float" office:value="0.00060677566155402" calcext:value-type="float">
            <text:p>0.00060677566155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/[.B110]" office:value-type="float" office:value="0.000254542100894586" calcext:value-type="float">
            <text:p>0.00025454210089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7]/[.B111]" office:value-type="float" office:value="0.000219423355421951" calcext:value-type="float">
            <text:p>0.00021942335542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8]/[.B112]" office:value-type="float" office:value="0.00000897775964088962" calcext:value-type="float">
            <text:p>8.97775964088962E-0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9]/[.B113]" office:value-type="float" office:value="0.000641025641025641" calcext:value-type="float">
            <text:p>0.00064102564102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0]/[.B114]" office:value-type="float" office:value="0.000258359206909617" calcext:value-type="float">
            <text:p>0.00025835920691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8:35:16.354538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6:16</meta:creation-date>
    <dc:language>en-GB</dc:language>
    <dc:date>2018-08-11T18:44:46.356749791</dc:date>
    <meta:editing-cycles>5</meta:editing-cycles>
    <meta:editing-duration>PT3H1M50S</meta:editing-duration>
    <meta:generator>LibreOffice/6.0.2.1$MacOSX_X86_64 LibreOffice_project/f7f06a8f319e4b62f9bc5095aa112a65d2f3ac89</meta:generator>
    <meta:document-statistic meta:table-count="2" meta:cell-count="957" meta:object-count="0"/>
  </office:meta>
</office:document-meta>
</file>